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Times New Roman" svg:font-family="Times New Roman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95in"/>
    </style:style>
    <style:style style:name="TBL_0_0_col_2" style:family="table-column">
      <style:table-column-properties style:column-width="0.95in"/>
    </style:style>
    <style:style style:name="TBL_0_0_col_3" style:family="table-column">
      <style:table-column-properties style:column-width="0.95in"/>
    </style:style>
    <style:style style:name="TBL_0_0_col_4" style:family="table-column">
      <style:table-column-properties style:column-width="0.95in"/>
    </style:style>
    <style:style style:name="TBL_0_0_col_5" style:family="table-column">
      <style:table-column-properties style:column-width="0.95in"/>
    </style:style>
    <style:style style:name="TBL_0_0_col_6" style:family="table-column">
      <style:table-column-properties style:column-width="0.95in"/>
    </style:style>
    <style:style style:name="TBL_0_0_col_7" style:family="table-column">
      <style:table-column-properties style:column-width="0.51in"/>
    </style:style>
    <style:style style:name="TBL_0_0_col_8" style:family="table-column">
      <style:table-column-properties style:column-width="0.44in"/>
    </style:style>
    <style:style style:name="TBL_0_0_col_9" style:family="table-column">
      <style:table-column-properties style:column-width="0.95in"/>
    </style:style>
    <style:style style:name="TBL_0_0_col_10" style:family="table-column">
      <style:table-column-properties style:column-width="0.04in"/>
    </style:style>
    <style:style style:name="TBL_0_0_col_11" style:family="table-column">
      <style:table-column-properties style:column-width="0.27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1.31in"/>
    </style:style>
    <style:style style:name="C1" style:family="table-cell">
      <style:table-cell-properties fo:wrap-option="wrap" style:shrink-to-fit="false" fo:background-color="#000000" fo:padding-top="0.0in" fo:padding-left="0.0in" fo:padding-bottom="0.0in" fo:padding-right="0.0in" style:vertical-align="top"/>
      <style:paragraph-properties fo:text-align="start"/>
    </style:style>
    <style:style style:name="TBL_0_0_0" style:family="table">
      <style:table-properties table:align="left" style:width="6.26in"/>
    </style:style>
    <style:style style:name="TBL_0_0_0_col_0" style:family="table-column">
      <style:table-column-properties style:column-width="2.18in"/>
    </style:style>
    <style:style style:name="TBL_0_0_0_col_1" style:family="table-column">
      <style:table-column-properties style:column-width="2.95in"/>
    </style:style>
    <style:style style:name="TBL_0_0_0_col_2" style:family="table-column">
      <style:table-column-properties style:column-width="0.5in"/>
    </style:style>
    <style:style style:name="TBL_0_0_0_col_3" style:family="table-column">
      <style:table-column-properties style:column-width="0.62in"/>
    </style:style>
    <style:style style:name="TBL_0_0_0_row_0" style:family="table-row">
      <style:table-row-properties style:use-optimal-row-height="false" style:row-height="0.91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FFFFFF" style:font-name="Times New Roman" fo:font-size="36.0pt" style:font-size-asian="36.0pt" style:font-size-complex="36.0pt">
</style:text-properties>
    </style:style>
    <style:style style:name="TBL_0_0_0_row_1" style:family="table-row">
      <style:table-row-properties style:use-optimal-row-height="false" style:row-height="0.4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2" style:family="table-row">
      <style:table-row-properties style:use-optimal-row-height="false" style:row-height="0.06in"/>
    </style:style>
    <style:style style:name="TBL_0_0_row_3" style:family="table-row">
      <style:table-row-properties style:use-optimal-row-height="false" style:row-height="0.44in"/>
    </style:style>
    <style:style style:name="C5" style:family="table-cell">
      <style:table-cell-properties fo:wrap-option="wrap" style:shrink-to-fit="false" fo:background-color="#CC0000" fo:padding-top="0.0in" fo:padding-left="0.0in" fo:padding-bottom="0.0in" fo:padding-right="0.0in" style:vertical-align="top"/>
      <style:paragraph-properties fo:text-align="start"/>
    </style:style>
    <style:style style:name="TBL_0_0_1" style:family="table">
      <style:table-properties table:align="left" style:width="6.26in"/>
    </style:style>
    <style:style style:name="TBL_0_0_1_col_0" style:family="table-column">
      <style:table-column-properties style:column-width="4.26in"/>
    </style:style>
    <style:style style:name="TBL_0_0_1_col_1" style:family="table-column">
      <style:table-column-properties style:column-width="2.0in"/>
    </style:style>
    <style:style style:name="TBL_0_0_1_row_0" style:family="table-row">
      <style:table-row-properties style:use-optimal-row-height="false" style:row-height="0.16in"/>
    </style:style>
    <style:style style:name="TBL_0_0_1_row_1" style:family="table-row">
      <style:table-row-properties style:use-optimal-row-height="false" style:row-height="0.27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fo:color="#FFFFFF" style:font-name="SansSerif" fo:font-size="12.0pt" style:font-size-asian="12.0pt" style:font-size-complex="12.0pt">
</style:text-properties>
    </style:style>
    <style:style style:name="TBL_0_0_row_4" style:family="table-row">
      <style:table-row-properties style:use-optimal-row-height="false" style:row-height="0.09in"/>
    </style:style>
    <style:style style:name="TBL_0_0_row_5" style:family="table-row">
      <style:table-row-properties style:use-optimal-row-height="false" style:row-height="0.25in"/>
    </style:style>
    <style:style style:name="C7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2" style:family="text">
      <style:text-properties style:font-name="Times New Roman" fo:font-size="14.0pt" style:font-size-asian="14.0pt" style:font-size-complex="14.0pt">
</style:text-properties>
    </style:style>
    <style:style style:name="TBL_0_0_row_6" style:family="table-row">
      <style:table-row-properties style:use-optimal-row-height="false" style:row-height="0.01in"/>
    </style:style>
    <style:style style:name="TBL_0_0_row_7" style:family="table-row">
      <style:table-row-properties style:use-optimal-row-height="false" style:row-height="0.66in"/>
    </style:style>
    <style:style style:name="C8" style:family="table-cell">
      <style:table-cell-properties fo:wrap-option="wrap" style:shrink-to-fit="false" fo:background-color="#FFFFFF" fo:padding-top="0.0in" fo:padding-left="0.0in" fo:padding-bottom="0.0in" fo:padding-right="0.0in" style:vertical-align="top"/>
      <style:paragraph-properties fo:text-align="start"/>
    </style:style>
    <style:style style:name="TBL_0_0_11" style:family="table">
      <style:table-properties table:align="left" style:width="7.7in"/>
    </style:style>
    <style:style style:name="TBL_0_0_11_col_0" style:family="table-column">
      <style:table-column-properties style:column-width="0.95in"/>
    </style:style>
    <style:style style:name="TBL_0_0_11_col_1" style:family="table-column">
      <style:table-column-properties style:column-width="0.95in"/>
    </style:style>
    <style:style style:name="TBL_0_0_11_col_2" style:family="table-column">
      <style:table-column-properties style:column-width="0.95in"/>
    </style:style>
    <style:style style:name="TBL_0_0_11_col_3" style:family="table-column">
      <style:table-column-properties style:column-width="0.95in"/>
    </style:style>
    <style:style style:name="TBL_0_0_11_col_4" style:family="table-column">
      <style:table-column-properties style:column-width="0.95in"/>
    </style:style>
    <style:style style:name="TBL_0_0_11_col_5" style:family="table-column">
      <style:table-column-properties style:column-width="0.95in"/>
    </style:style>
    <style:style style:name="TBL_0_0_11_col_6" style:family="table-column">
      <style:table-column-properties style:column-width="0.95in"/>
    </style:style>
    <style:style style:name="TBL_0_0_11_col_7" style:family="table-column">
      <style:table-column-properties style:column-width="0.95in"/>
    </style:style>
    <style:style style:name="TBL_0_0_11_col_8" style:family="table-column">
      <style:table-column-properties style:column-width="0.04in"/>
    </style:style>
    <style:style style:name="TBL_0_0_11_row_0" style:family="table-row">
      <style:table-row-properties style:use-optimal-row-height="false" style:row-height="0.25in"/>
    </style:style>
    <style:style style:name="TBL_0_0_11_row_1" style:family="table-row">
      <style:table-row-properties style:use-optimal-row-height="false" style:row-height="0.19in"/>
    </style:style>
    <style:style style:name="TBL_0_0_11_row_2" style:family="table-row">
      <style:table-row-properties style:use-optimal-row-height="false" style:row-height="0.22in"/>
    </style:style>
    <style:style style:name="TBL_0_0_row_8" style:family="table-row">
      <style:table-row-properties style:use-optimal-row-height="false" style:row-height="2.22in"/>
    </style:style>
    <style:style style:name="C9" style:family="table-cell">
      <style:table-cell-properties fo:wrap-option="wrap" style:shrink-to-fit="false" fo:background-color="#F0EFEF" fo:padding-top="0.0in" fo:padding-left="0.0in" fo:padding-bottom="0.0in" fo:padding-right="0.0in" style:vertical-align="top"/>
      <style:paragraph-properties fo:text-align="start"/>
    </style:style>
    <style:style style:name="TBL_0_0_12" style:family="table">
      <style:table-properties table:align="left" style:width="7.7in"/>
    </style:style>
    <style:style style:name="TBL_0_0_12_col_0" style:family="table-column">
      <style:table-column-properties style:column-width="0.95in"/>
    </style:style>
    <style:style style:name="TBL_0_0_12_col_1" style:family="table-column">
      <style:table-column-properties style:column-width="0.95in"/>
    </style:style>
    <style:style style:name="TBL_0_0_12_col_2" style:family="table-column">
      <style:table-column-properties style:column-width="0.95in"/>
    </style:style>
    <style:style style:name="TBL_0_0_12_col_3" style:family="table-column">
      <style:table-column-properties style:column-width="0.95in"/>
    </style:style>
    <style:style style:name="TBL_0_0_12_col_4" style:family="table-column">
      <style:table-column-properties style:column-width="0.95in"/>
    </style:style>
    <style:style style:name="TBL_0_0_12_col_5" style:family="table-column">
      <style:table-column-properties style:column-width="0.95in"/>
    </style:style>
    <style:style style:name="TBL_0_0_12_col_6" style:family="table-column">
      <style:table-column-properties style:column-width="0.95in"/>
    </style:style>
    <style:style style:name="TBL_0_0_12_col_7" style:family="table-column">
      <style:table-column-properties style:column-width="0.95in"/>
    </style:style>
    <style:style style:name="TBL_0_0_12_col_8" style:family="table-column">
      <style:table-column-properties style:column-width="0.04in"/>
    </style:style>
    <style:style style:name="TBL_0_0_12_row_0" style:family="table-row">
      <style:table-row-properties style:use-optimal-row-height="false" style:row-height="0.25in"/>
    </style:style>
    <style:style style:name="TBL_0_0_12_row_1" style:family="table-row">
      <style:table-row-properties style:use-optimal-row-height="false" style:row-height="1.97in"/>
    </style:style>
    <style:style style:name="TBL_0_0_row_9" style:family="table-row">
      <style:table-row-properties style:use-optimal-row-height="false" style:row-height="0.66in"/>
    </style:style>
    <style:style style:name="TBL_0_0_13" style:family="table">
      <style:table-properties table:align="left" style:width="7.7in"/>
    </style:style>
    <style:style style:name="TBL_0_0_13_col_0" style:family="table-column">
      <style:table-column-properties style:column-width="0.95in"/>
    </style:style>
    <style:style style:name="TBL_0_0_13_col_1" style:family="table-column">
      <style:table-column-properties style:column-width="0.95in"/>
    </style:style>
    <style:style style:name="TBL_0_0_13_col_2" style:family="table-column">
      <style:table-column-properties style:column-width="0.95in"/>
    </style:style>
    <style:style style:name="TBL_0_0_13_col_3" style:family="table-column">
      <style:table-column-properties style:column-width="0.95in"/>
    </style:style>
    <style:style style:name="TBL_0_0_13_col_4" style:family="table-column">
      <style:table-column-properties style:column-width="0.95in"/>
    </style:style>
    <style:style style:name="TBL_0_0_13_col_5" style:family="table-column">
      <style:table-column-properties style:column-width="0.95in"/>
    </style:style>
    <style:style style:name="TBL_0_0_13_col_6" style:family="table-column">
      <style:table-column-properties style:column-width="0.95in"/>
    </style:style>
    <style:style style:name="TBL_0_0_13_col_7" style:family="table-column">
      <style:table-column-properties style:column-width="0.95in"/>
    </style:style>
    <style:style style:name="TBL_0_0_13_col_8" style:family="table-column">
      <style:table-column-properties style:column-width="0.04in"/>
    </style:style>
    <style:style style:name="TBL_0_0_13_row_0" style:family="table-row">
      <style:table-row-properties style:use-optimal-row-height="false" style:row-height="0.25in"/>
    </style:style>
    <style:style style:name="TBL_0_0_13_row_1" style:family="table-row">
      <style:table-row-properties style:use-optimal-row-height="false" style:row-height="0.41in"/>
    </style:style>
    <style:style style:name="TBL_0_0_row_10" style:family="table-row">
      <style:table-row-properties style:use-optimal-row-height="false" style:row-height="0.25in"/>
    </style:style>
    <style:style style:name="TBL_0_0_14" style:family="table">
      <style:table-properties table:align="left" style:width="7.7in"/>
    </style:style>
    <style:style style:name="TBL_0_0_14_col_0" style:family="table-column">
      <style:table-column-properties style:column-width="0.95in"/>
    </style:style>
    <style:style style:name="TBL_0_0_14_col_1" style:family="table-column">
      <style:table-column-properties style:column-width="0.95in"/>
    </style:style>
    <style:style style:name="TBL_0_0_14_col_2" style:family="table-column">
      <style:table-column-properties style:column-width="0.95in"/>
    </style:style>
    <style:style style:name="TBL_0_0_14_col_3" style:family="table-column">
      <style:table-column-properties style:column-width="0.95in"/>
    </style:style>
    <style:style style:name="TBL_0_0_14_col_4" style:family="table-column">
      <style:table-column-properties style:column-width="0.95in"/>
    </style:style>
    <style:style style:name="TBL_0_0_14_col_5" style:family="table-column">
      <style:table-column-properties style:column-width="0.95in"/>
    </style:style>
    <style:style style:name="TBL_0_0_14_col_6" style:family="table-column">
      <style:table-column-properties style:column-width="0.95in"/>
    </style:style>
    <style:style style:name="TBL_0_0_14_col_7" style:family="table-column">
      <style:table-column-properties style:column-width="0.95in"/>
    </style:style>
    <style:style style:name="TBL_0_0_14_col_8" style:family="table-column">
      <style:table-column-properties style:column-width="0.04in"/>
    </style:style>
    <style:style style:name="TBL_0_0_14_row_0" style:family="table-row">
      <style:table-row-properties style:use-optimal-row-height="false" style:row-height="0.25in"/>
    </style:style>
    <style:style style:name="TBL_0_0_row_11" style:family="table-row">
      <style:table-row-properties style:use-optimal-row-height="false" style:row-height="1.55in"/>
    </style:style>
    <style:style style:name="TBL_0_0_15" style:family="table">
      <style:table-properties table:align="left" style:width="7.7in"/>
    </style:style>
    <style:style style:name="TBL_0_0_15_col_0" style:family="table-column">
      <style:table-column-properties style:column-width="0.95in"/>
    </style:style>
    <style:style style:name="TBL_0_0_15_col_1" style:family="table-column">
      <style:table-column-properties style:column-width="0.95in"/>
    </style:style>
    <style:style style:name="TBL_0_0_15_col_2" style:family="table-column">
      <style:table-column-properties style:column-width="0.95in"/>
    </style:style>
    <style:style style:name="TBL_0_0_15_col_3" style:family="table-column">
      <style:table-column-properties style:column-width="0.95in"/>
    </style:style>
    <style:style style:name="TBL_0_0_15_col_4" style:family="table-column">
      <style:table-column-properties style:column-width="0.95in"/>
    </style:style>
    <style:style style:name="TBL_0_0_15_col_5" style:family="table-column">
      <style:table-column-properties style:column-width="0.95in"/>
    </style:style>
    <style:style style:name="TBL_0_0_15_col_6" style:family="table-column">
      <style:table-column-properties style:column-width="0.95in"/>
    </style:style>
    <style:style style:name="TBL_0_0_15_col_7" style:family="table-column">
      <style:table-column-properties style:column-width="0.95in"/>
    </style:style>
    <style:style style:name="TBL_0_0_15_col_8" style:family="table-column">
      <style:table-column-properties style:column-width="0.04in"/>
    </style:style>
    <style:style style:name="TBL_0_0_15_row_0" style:family="table-row">
      <style:table-row-properties style:use-optimal-row-height="false" style:row-height="0.25in"/>
    </style:style>
    <style:style style:name="TBL_0_0_15_row_1" style:family="table-row">
      <style:table-row-properties style:use-optimal-row-height="false" style:row-height="1.3in"/>
    </style:style>
    <style:style style:name="TBL_0_0_row_12" style:family="table-row">
      <style:table-row-properties style:use-optimal-row-height="false" style:row-height="1.11in"/>
    </style:style>
    <style:style style:name="TBL_0_0_16" style:family="table">
      <style:table-properties table:align="left" style:width="7.7in"/>
    </style:style>
    <style:style style:name="TBL_0_0_16_col_0" style:family="table-column">
      <style:table-column-properties style:column-width="0.95in"/>
    </style:style>
    <style:style style:name="TBL_0_0_16_col_1" style:family="table-column">
      <style:table-column-properties style:column-width="0.95in"/>
    </style:style>
    <style:style style:name="TBL_0_0_16_col_2" style:family="table-column">
      <style:table-column-properties style:column-width="0.95in"/>
    </style:style>
    <style:style style:name="TBL_0_0_16_col_3" style:family="table-column">
      <style:table-column-properties style:column-width="0.95in"/>
    </style:style>
    <style:style style:name="TBL_0_0_16_col_4" style:family="table-column">
      <style:table-column-properties style:column-width="0.95in"/>
    </style:style>
    <style:style style:name="TBL_0_0_16_col_5" style:family="table-column">
      <style:table-column-properties style:column-width="0.95in"/>
    </style:style>
    <style:style style:name="TBL_0_0_16_col_6" style:family="table-column">
      <style:table-column-properties style:column-width="0.95in"/>
    </style:style>
    <style:style style:name="TBL_0_0_16_col_7" style:family="table-column">
      <style:table-column-properties style:column-width="0.95in"/>
    </style:style>
    <style:style style:name="TBL_0_0_16_col_8" style:family="table-column">
      <style:table-column-properties style:column-width="0.04in"/>
    </style:style>
    <style:style style:name="TBL_0_0_16_row_0" style:family="table-row">
      <style:table-row-properties style:use-optimal-row-height="false" style:row-height="0.25in"/>
    </style:style>
    <style:style style:name="TBL_0_0_16_row_1" style:family="table-row">
      <style:table-row-properties style:use-optimal-row-height="false" style:row-height="0.86in"/>
    </style:style>
    <style:style style:name="TBL_0_0_row_13" style:family="table-row">
      <style:table-row-properties style:use-optimal-row-height="false" style:row-height="1.55in"/>
    </style:style>
    <style:style style:name="TBL_0_0_17" style:family="table">
      <style:table-properties table:align="left" style:width="7.7in"/>
    </style:style>
    <style:style style:name="TBL_0_0_17_col_0" style:family="table-column">
      <style:table-column-properties style:column-width="0.95in"/>
    </style:style>
    <style:style style:name="TBL_0_0_17_col_1" style:family="table-column">
      <style:table-column-properties style:column-width="0.95in"/>
    </style:style>
    <style:style style:name="TBL_0_0_17_col_2" style:family="table-column">
      <style:table-column-properties style:column-width="0.95in"/>
    </style:style>
    <style:style style:name="TBL_0_0_17_col_3" style:family="table-column">
      <style:table-column-properties style:column-width="0.95in"/>
    </style:style>
    <style:style style:name="TBL_0_0_17_col_4" style:family="table-column">
      <style:table-column-properties style:column-width="0.95in"/>
    </style:style>
    <style:style style:name="TBL_0_0_17_col_5" style:family="table-column">
      <style:table-column-properties style:column-width="0.95in"/>
    </style:style>
    <style:style style:name="TBL_0_0_17_col_6" style:family="table-column">
      <style:table-column-properties style:column-width="0.95in"/>
    </style:style>
    <style:style style:name="TBL_0_0_17_col_7" style:family="table-column">
      <style:table-column-properties style:column-width="0.95in"/>
    </style:style>
    <style:style style:name="TBL_0_0_17_col_8" style:family="table-column">
      <style:table-column-properties style:column-width="0.04in"/>
    </style:style>
    <style:style style:name="TBL_0_0_17_row_0" style:family="table-row">
      <style:table-row-properties style:use-optimal-row-height="false" style:row-height="0.25in"/>
    </style:style>
    <style:style style:name="TBL_0_0_17_row_1" style:family="table-row">
      <style:table-row-properties style:use-optimal-row-height="false" style:row-height="1.3in"/>
    </style:style>
    <style:style style:name="TBL_0_0_row_14" style:family="table-row">
      <style:table-row-properties style:use-optimal-row-height="false" style:row-height="0.25in"/>
    </style:style>
    <style:style style:name="TBL_0_0_18" style:family="table">
      <style:table-properties table:align="left" style:width="7.7in"/>
    </style:style>
    <style:style style:name="TBL_0_0_18_col_0" style:family="table-column">
      <style:table-column-properties style:column-width="0.95in"/>
    </style:style>
    <style:style style:name="TBL_0_0_18_col_1" style:family="table-column">
      <style:table-column-properties style:column-width="0.95in"/>
    </style:style>
    <style:style style:name="TBL_0_0_18_col_2" style:family="table-column">
      <style:table-column-properties style:column-width="0.95in"/>
    </style:style>
    <style:style style:name="TBL_0_0_18_col_3" style:family="table-column">
      <style:table-column-properties style:column-width="0.95in"/>
    </style:style>
    <style:style style:name="TBL_0_0_18_col_4" style:family="table-column">
      <style:table-column-properties style:column-width="0.95in"/>
    </style:style>
    <style:style style:name="TBL_0_0_18_col_5" style:family="table-column">
      <style:table-column-properties style:column-width="0.95in"/>
    </style:style>
    <style:style style:name="TBL_0_0_18_col_6" style:family="table-column">
      <style:table-column-properties style:column-width="0.95in"/>
    </style:style>
    <style:style style:name="TBL_0_0_18_col_7" style:family="table-column">
      <style:table-column-properties style:column-width="0.95in"/>
    </style:style>
    <style:style style:name="TBL_0_0_18_col_8" style:family="table-column">
      <style:table-column-properties style:column-width="0.04in"/>
    </style:style>
    <style:style style:name="TBL_0_0_18_row_0" style:family="table-row">
      <style:table-row-properties style:use-optimal-row-height="false" style:row-height="0.25in"/>
    </style:style>
    <style:style style:name="TBL_0_0_row_15" style:family="table-row">
      <style:table-row-properties style:use-optimal-row-height="false" style:row-height="0.26in"/>
    </style:style>
    <style:style style:name="TBL_0_0_row_16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0_row_17" style:family="table-row">
      <style:table-row-properties style:use-optimal-row-height="false" style:row-height="0.05in"/>
    </style:style>
    <style:style style:name="TBL_0_0_row_18" style:family="table-row">
      <style:table-row-properties style:use-optimal-row-height="false" style:row-height="0.33in"/>
    </style:style>
    <style:style style:name="C10" style:family="table-cell">
      <style:table-cell-properties fo:wrap-option="wrap" style:shrink-to-fit="false" fo:background-color="#000000" fo:padding-top="0.0in" fo:padding-left="0.0in" fo:padding-bottom="0.0in" fo:padding-right="0.0in" style:vertical-align="top"/>
      <style:paragraph-properties fo:text-align="start"/>
    </style:style>
    <style:style style:name="TBL_0_0_20" style:family="table">
      <style:table-properties table:align="left" style:width="7.7in"/>
    </style:style>
    <style:style style:name="TBL_0_0_20_col_0" style:family="table-column">
      <style:table-column-properties style:column-width="0.02in"/>
    </style:style>
    <style:style style:name="TBL_0_0_20_col_1" style:family="table-column">
      <style:table-column-properties style:column-width="2.73in"/>
    </style:style>
    <style:style style:name="TBL_0_0_20_col_2" style:family="table-column">
      <style:table-column-properties style:column-width="3.25in"/>
    </style:style>
    <style:style style:name="TBL_0_0_20_col_3" style:family="table-column">
      <style:table-column-properties style:column-width="1.11in"/>
    </style:style>
    <style:style style:name="TBL_0_0_20_col_4" style:family="table-column">
      <style:table-column-properties style:column-width="0.55in"/>
    </style:style>
    <style:style style:name="TBL_0_0_20_col_5" style:family="table-column">
      <style:table-column-properties style:column-width="0.02in"/>
    </style:style>
    <style:style style:name="TBL_0_0_20_row_0" style:family="table-row">
      <style:table-row-properties style:use-optimal-row-height="false" style:row-height="0.01in"/>
    </style:style>
    <style:style style:name="C11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fo:color="#FFFFFF" style:font-name="Times New Roman" fo:font-size="10.0pt" style:font-size-asian="10.0pt" style:font-size-complex="10.0pt">
</style:text-properties>
    </style:style>
    <style:style style:name="C12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20_row_1" style:family="table-row">
      <style:table-row-properties style:use-optimal-row-height="false" style:row-height="0.26in"/>
    </style:style>
    <style:style style:name="TBL_0_0_20_row_2" style:family="table-row">
      <style:table-row-properties style:use-optimal-row-height="false" style:row-height="0.01in"/>
    </style:style>
    <style:style style:name="TBL_0_1" style:master-page-name="master_0" style:family="table">
      <style:table-properties table:align="left" style:width="8.26in" fo:break-before="page"/>
    </style:style>
    <style:style style:name="TBL_0_1_col_0" style:family="table-column">
      <style:table-column-properties style:column-width="0.27in"/>
    </style:style>
    <style:style style:name="TBL_0_1_col_1" style:family="table-column">
      <style:table-column-properties style:column-width="0.95in"/>
    </style:style>
    <style:style style:name="TBL_0_1_col_2" style:family="table-column">
      <style:table-column-properties style:column-width="0.95in"/>
    </style:style>
    <style:style style:name="TBL_0_1_col_3" style:family="table-column">
      <style:table-column-properties style:column-width="0.95in"/>
    </style:style>
    <style:style style:name="TBL_0_1_col_4" style:family="table-column">
      <style:table-column-properties style:column-width="0.95in"/>
    </style:style>
    <style:style style:name="TBL_0_1_col_5" style:family="table-column">
      <style:table-column-properties style:column-width="0.95in"/>
    </style:style>
    <style:style style:name="TBL_0_1_col_6" style:family="table-column">
      <style:table-column-properties style:column-width="0.95in"/>
    </style:style>
    <style:style style:name="TBL_0_1_col_7" style:family="table-column">
      <style:table-column-properties style:column-width="0.95in"/>
    </style:style>
    <style:style style:name="TBL_0_1_col_8" style:family="table-column">
      <style:table-column-properties style:column-width="0.95in"/>
    </style:style>
    <style:style style:name="TBL_0_1_col_9" style:family="table-column">
      <style:table-column-properties style:column-width="0.04in"/>
    </style:style>
    <style:style style:name="TBL_0_1_col_10" style:family="table-column">
      <style:table-column-properties style:column-width="0.27in"/>
    </style:style>
    <style:style style:name="TBL_0_1_row_0" style:family="table-row">
      <style:table-row-properties style:use-optimal-row-height="false" style:row-height="0.37in"/>
    </style:style>
    <style:style style:name="TBL_0_1_row_1" style:family="table-row">
      <style:table-row-properties style:use-optimal-row-height="false" style:row-height="0.25in"/>
    </style:style>
    <style:style style:name="TBL_0_1_row_2" style:family="table-row">
      <style:table-row-properties style:use-optimal-row-height="false" style:row-height="0.01in"/>
    </style:style>
    <style:style style:name="TBL_0_1_row_3" style:family="table-row">
      <style:table-row-properties style:use-optimal-row-height="false" style:row-height="2.0in"/>
    </style:style>
    <style:style style:name="TBL_0_1_8" style:family="table">
      <style:table-properties table:align="left" style:width="7.7in"/>
    </style:style>
    <style:style style:name="TBL_0_1_8_col_0" style:family="table-column">
      <style:table-column-properties style:column-width="0.95in"/>
    </style:style>
    <style:style style:name="TBL_0_1_8_col_1" style:family="table-column">
      <style:table-column-properties style:column-width="0.95in"/>
    </style:style>
    <style:style style:name="TBL_0_1_8_col_2" style:family="table-column">
      <style:table-column-properties style:column-width="0.95in"/>
    </style:style>
    <style:style style:name="TBL_0_1_8_col_3" style:family="table-column">
      <style:table-column-properties style:column-width="0.95in"/>
    </style:style>
    <style:style style:name="TBL_0_1_8_col_4" style:family="table-column">
      <style:table-column-properties style:column-width="0.95in"/>
    </style:style>
    <style:style style:name="TBL_0_1_8_col_5" style:family="table-column">
      <style:table-column-properties style:column-width="0.95in"/>
    </style:style>
    <style:style style:name="TBL_0_1_8_col_6" style:family="table-column">
      <style:table-column-properties style:column-width="0.95in"/>
    </style:style>
    <style:style style:name="TBL_0_1_8_col_7" style:family="table-column">
      <style:table-column-properties style:column-width="0.95in"/>
    </style:style>
    <style:style style:name="TBL_0_1_8_col_8" style:family="table-column">
      <style:table-column-properties style:column-width="0.04in"/>
    </style:style>
    <style:style style:name="TBL_0_1_8_row_0" style:family="table-row">
      <style:table-row-properties style:use-optimal-row-height="false" style:row-height="0.25in"/>
    </style:style>
    <style:style style:name="TBL_0_1_8_row_1" style:family="table-row">
      <style:table-row-properties style:use-optimal-row-height="false" style:row-height="1.75in"/>
    </style:style>
    <style:style style:name="TBL_0_1_row_4" style:family="table-row">
      <style:table-row-properties style:use-optimal-row-height="false" style:row-height="1.33in"/>
    </style:style>
    <style:style style:name="TBL_0_1_9" style:family="table">
      <style:table-properties table:align="left" style:width="7.7in"/>
    </style:style>
    <style:style style:name="TBL_0_1_9_col_0" style:family="table-column">
      <style:table-column-properties style:column-width="0.95in"/>
    </style:style>
    <style:style style:name="TBL_0_1_9_col_1" style:family="table-column">
      <style:table-column-properties style:column-width="0.95in"/>
    </style:style>
    <style:style style:name="TBL_0_1_9_col_2" style:family="table-column">
      <style:table-column-properties style:column-width="0.95in"/>
    </style:style>
    <style:style style:name="TBL_0_1_9_col_3" style:family="table-column">
      <style:table-column-properties style:column-width="0.95in"/>
    </style:style>
    <style:style style:name="TBL_0_1_9_col_4" style:family="table-column">
      <style:table-column-properties style:column-width="0.95in"/>
    </style:style>
    <style:style style:name="TBL_0_1_9_col_5" style:family="table-column">
      <style:table-column-properties style:column-width="0.95in"/>
    </style:style>
    <style:style style:name="TBL_0_1_9_col_6" style:family="table-column">
      <style:table-column-properties style:column-width="0.95in"/>
    </style:style>
    <style:style style:name="TBL_0_1_9_col_7" style:family="table-column">
      <style:table-column-properties style:column-width="0.95in"/>
    </style:style>
    <style:style style:name="TBL_0_1_9_col_8" style:family="table-column">
      <style:table-column-properties style:column-width="0.04in"/>
    </style:style>
    <style:style style:name="TBL_0_1_9_row_0" style:family="table-row">
      <style:table-row-properties style:use-optimal-row-height="false" style:row-height="0.25in"/>
    </style:style>
    <style:style style:name="TBL_0_1_9_row_1" style:family="table-row">
      <style:table-row-properties style:use-optimal-row-height="false" style:row-height="1.08in"/>
    </style:style>
    <style:style style:name="TBL_0_1_row_5" style:family="table-row">
      <style:table-row-properties style:use-optimal-row-height="false" style:row-height="0.66in"/>
    </style:style>
    <style:style style:name="TBL_0_1_10" style:family="table">
      <style:table-properties table:align="left" style:width="7.7in"/>
    </style:style>
    <style:style style:name="TBL_0_1_10_col_0" style:family="table-column">
      <style:table-column-properties style:column-width="0.95in"/>
    </style:style>
    <style:style style:name="TBL_0_1_10_col_1" style:family="table-column">
      <style:table-column-properties style:column-width="0.95in"/>
    </style:style>
    <style:style style:name="TBL_0_1_10_col_2" style:family="table-column">
      <style:table-column-properties style:column-width="0.95in"/>
    </style:style>
    <style:style style:name="TBL_0_1_10_col_3" style:family="table-column">
      <style:table-column-properties style:column-width="0.95in"/>
    </style:style>
    <style:style style:name="TBL_0_1_10_col_4" style:family="table-column">
      <style:table-column-properties style:column-width="0.95in"/>
    </style:style>
    <style:style style:name="TBL_0_1_10_col_5" style:family="table-column">
      <style:table-column-properties style:column-width="0.95in"/>
    </style:style>
    <style:style style:name="TBL_0_1_10_col_6" style:family="table-column">
      <style:table-column-properties style:column-width="0.95in"/>
    </style:style>
    <style:style style:name="TBL_0_1_10_col_7" style:family="table-column">
      <style:table-column-properties style:column-width="0.95in"/>
    </style:style>
    <style:style style:name="TBL_0_1_10_col_8" style:family="table-column">
      <style:table-column-properties style:column-width="0.04in"/>
    </style:style>
    <style:style style:name="TBL_0_1_10_row_0" style:family="table-row">
      <style:table-row-properties style:use-optimal-row-height="false" style:row-height="0.25in"/>
    </style:style>
    <style:style style:name="TBL_0_1_10_row_1" style:family="table-row">
      <style:table-row-properties style:use-optimal-row-height="false" style:row-height="0.41in"/>
    </style:style>
    <style:style style:name="TBL_0_1_row_6" style:family="table-row">
      <style:table-row-properties style:use-optimal-row-height="false" style:row-height="1.55in"/>
    </style:style>
    <style:style style:name="TBL_0_1_11" style:family="table">
      <style:table-properties table:align="left" style:width="7.7in"/>
    </style:style>
    <style:style style:name="TBL_0_1_11_col_0" style:family="table-column">
      <style:table-column-properties style:column-width="0.95in"/>
    </style:style>
    <style:style style:name="TBL_0_1_11_col_1" style:family="table-column">
      <style:table-column-properties style:column-width="0.95in"/>
    </style:style>
    <style:style style:name="TBL_0_1_11_col_2" style:family="table-column">
      <style:table-column-properties style:column-width="0.95in"/>
    </style:style>
    <style:style style:name="TBL_0_1_11_col_3" style:family="table-column">
      <style:table-column-properties style:column-width="0.95in"/>
    </style:style>
    <style:style style:name="TBL_0_1_11_col_4" style:family="table-column">
      <style:table-column-properties style:column-width="0.95in"/>
    </style:style>
    <style:style style:name="TBL_0_1_11_col_5" style:family="table-column">
      <style:table-column-properties style:column-width="0.95in"/>
    </style:style>
    <style:style style:name="TBL_0_1_11_col_6" style:family="table-column">
      <style:table-column-properties style:column-width="0.95in"/>
    </style:style>
    <style:style style:name="TBL_0_1_11_col_7" style:family="table-column">
      <style:table-column-properties style:column-width="0.95in"/>
    </style:style>
    <style:style style:name="TBL_0_1_11_col_8" style:family="table-column">
      <style:table-column-properties style:column-width="0.04in"/>
    </style:style>
    <style:style style:name="TBL_0_1_11_row_0" style:family="table-row">
      <style:table-row-properties style:use-optimal-row-height="false" style:row-height="0.25in"/>
    </style:style>
    <style:style style:name="TBL_0_1_11_row_1" style:family="table-row">
      <style:table-row-properties style:use-optimal-row-height="false" style:row-height="1.3in"/>
    </style:style>
    <style:style style:name="TBL_0_1_row_7" style:family="table-row">
      <style:table-row-properties style:use-optimal-row-height="false" style:row-height="4.81in"/>
    </style:style>
    <style:style style:name="TBL_0_1_row_8" style:family="table-row">
      <style:table-row-properties style:use-optimal-row-height="false" style:row-height="0.01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1_row_9" style:family="table-row">
      <style:table-row-properties style:use-optimal-row-height="false" style:row-height="0.05in"/>
    </style:style>
    <style:style style:name="TBL_0_1_row_10" style:family="table-row">
      <style:table-row-properties style:use-optimal-row-height="false" style:row-height="0.33in"/>
    </style:style>
    <style:style style:name="TBL_0_1_13" style:family="table">
      <style:table-properties table:align="left" style:width="7.7in"/>
    </style:style>
    <style:style style:name="TBL_0_1_13_col_0" style:family="table-column">
      <style:table-column-properties style:column-width="0.02in"/>
    </style:style>
    <style:style style:name="TBL_0_1_13_col_1" style:family="table-column">
      <style:table-column-properties style:column-width="2.73in"/>
    </style:style>
    <style:style style:name="TBL_0_1_13_col_2" style:family="table-column">
      <style:table-column-properties style:column-width="3.25in"/>
    </style:style>
    <style:style style:name="TBL_0_1_13_col_3" style:family="table-column">
      <style:table-column-properties style:column-width="1.11in"/>
    </style:style>
    <style:style style:name="TBL_0_1_13_col_4" style:family="table-column">
      <style:table-column-properties style:column-width="0.55in"/>
    </style:style>
    <style:style style:name="TBL_0_1_13_col_5" style:family="table-column">
      <style:table-column-properties style:column-width="0.02in"/>
    </style:style>
    <style:style style:name="TBL_0_1_13_row_0" style:family="table-row">
      <style:table-row-properties style:use-optimal-row-height="false" style:row-height="0.01in"/>
    </style:style>
    <style:style style:name="TBL_0_1_13_row_1" style:family="table-row">
      <style:table-row-properties style:use-optimal-row-height="false" style:row-height="0.26in"/>
    </style:style>
    <style:style style:name="TBL_0_1_13_row_2" style:family="table-row">
      <style:table-row-properties style:use-optimal-row-height="false" style:row-height="0.0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 table:number-columns-spanned="7">
            <table:table is-subtable="true" table:name="TBL_0_0_0" table:style-name="TBL_0_0_0">
              <table:table-column table:style-name="TBL_0_0_0_col_0">
</table:table-column>
              <table:table-column table:style-name="TBL_0_0_0_col_1">
</table:table-column>
              <table:table-column table:style-name="TBL_0_0_0_col_2">
</table:table-column>
              <table:table-column table:style-name="TBL_0_0_0_col_3">
</table:table-column>
              <table:table-row table:style-name="TBL_0_0_0_row_0">
                <table:table-cell table:style-name="C2" table:number-columns-spanned="2">
                  <text:p text:style-name="P0"><text:bookmark text:name="JR_PAGE_ANCHOR_0_1"/><text:span text:style-name="T0">DISASTER REPORT</text:span></text:p>
                </table:table-cell>
                <table:covered-table-cell/>
                <table:table-cell table:style-name="C0"/>
                <table:table-cell table:style-name="C0"/>
              </table:table-row>
              <table:table-row table:style-name="TBL_0_0_0_row_1">
                <table:table-cell table:style-name="C0"/>
                <table:table-cell table:style-name="C3" table:number-columns-spanned="2">
                  <text:p text:style-name="P0"/>
                </table:table-cell>
                <table:covered-table-cell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 table:number-rows-spanned="3">
            <text:p><draw:frame text:anchor-type="paragraph" draw:style-name="G0" svg:x="0.0in" svg:y="0.0in" svg:width="1.44in" svg:height="1.44in"><draw:image xlink:href="Pictures/img_0_0_2" xlink:type="simple" xlink:show="embed" xlink:actuate="onLoad"/>
</draw:frame></text:p>
          </table:table-cell>
          <table:covered-table-cell/>
          <table:covered-table-cell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</table:table-row>
        <table:table-row table:style-name="TBL_0_0_row_3">
          <table:table-cell table:style-name="C0"/>
          <table:table-cell table:style-name="C5" table:number-columns-spanned="7">
            <table:table is-subtable="true" table:name="TBL_0_0_1" table:style-name="TBL_0_0_1">
              <table:table-column table:style-name="TBL_0_0_1_col_0">
</table:table-column>
              <table:table-column table:style-name="TBL_0_0_1_col_1">
</table:table-column>
              <table:table-row table:style-name="TBL_0_0_1_row_0">
                <table:table-cell table:style-name="C0"/>
                <table:table-cell table:style-name="C0"/>
              </table:table-row>
              <table:table-row table:style-name="TBL_0_0_1_row_1">
                <table:table-cell table:style-name="C0"/>
                <table:table-cell table:style-name="C6">
                  <text:p text:style-name="P1"><text:span text:style-name="T1">Friday 16 December 2022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7">
            <text:p text:style-name="P0"><text:span text:style-name="T2">Rank</text:span></text:p>
          </table:table-cell>
          <table:table-cell table:style-name="C7">
            <text:p text:style-name="P0"><text:span text:style-name="T2">Name</text:span></text:p>
          </table:table-cell>
          <table:table-cell table:style-name="C7">
            <text:p text:style-name="P0"><text:span text:style-name="T2">Year</text:span></text:p>
          </table:table-cell>
          <table:table-cell table:style-name="C7">
            <text:p text:style-name="P0"><text:span text:style-name="T2">Death</text:span></text:p>
          </table:table-cell>
          <table:table-cell table:style-name="C7">
            <text:p text:style-name="P0"><text:span text:style-name="T2">Affected</text:span></text:p>
          </table:table-cell>
          <table:table-cell table:style-name="C7">
            <text:p text:style-name="P0"><text:span text:style-name="T2">Damages</text:span></text:p>
          </table:table-cell>
          <table:table-cell table:style-name="C7" table:number-columns-spanned="2">
            <text:p text:style-name="P0"><text:span text:style-name="T2">Location</text:span></text:p>
          </table:table-cell>
          <table:covered-table-cell/>
          <table:table-cell table:style-name="C7">
            <text:p text:style-name="P0"><text:span text:style-name="T2">Cause</text:span></text:p>
          </table:table-cell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8" table:number-columns-spanned="10">
            <table:table is-subtable="true" table:name="TBL_0_0_11" table:style-name="TBL_0_0_11">
              <table:table-column table:style-name="TBL_0_0_11_col_0">
</table:table-column>
              <table:table-column table:style-name="TBL_0_0_11_col_1">
</table:table-column>
              <table:table-column table:style-name="TBL_0_0_11_col_2">
</table:table-column>
              <table:table-column table:style-name="TBL_0_0_11_col_3">
</table:table-column>
              <table:table-column table:style-name="TBL_0_0_11_col_4">
</table:table-column>
              <table:table-column table:style-name="TBL_0_0_11_col_5">
</table:table-column>
              <table:table-column table:style-name="TBL_0_0_11_col_6">
</table:table-column>
              <table:table-column table:style-name="TBL_0_0_11_col_7">
</table:table-column>
              <table:table-column table:style-name="TBL_0_0_11_col_8">
</table:table-column>
              <table:table-row table:style-name="TBL_0_0_11_row_0">
                <table:table-cell table:style-name="C4">
                  <text:p text:style-name="P0"><text:span text:style-name="T2">1</text:span></text:p>
                </table:table-cell>
                <table:table-cell table:style-name="C4" table:number-rows-spanned="3">
                  <text:p text:style-name="P0"><text:span text:style-name="T2">Impact Event(Epidemic)</text:span></text:p>
                </table:table-cell>
                <table:table-cell table:style-name="C4">
                  <text:p text:style-name="P0"><text:span text:style-name="T2">1984</text:span></text:p>
                </table:table-cell>
                <table:table-cell table:style-name="C4">
                  <text:p text:style-name="P0"><text:span text:style-name="T2">1100</text:span></text:p>
                </table:table-cell>
                <table:table-cell table:style-name="C4">
                  <text:p text:style-name="P0"><text:span text:style-name="T2">27000</text:span></text:p>
                </table:table-cell>
                <table:table-cell table:style-name="C4">
                  <text:p text:style-name="P0"><text:span text:style-name="T2">0</text:span></text:p>
                </table:table-cell>
                <table:table-cell table:style-name="C4" table:number-rows-spanned="2">
                  <text:p text:style-name="P0"><text:span text:style-name="T2">West Bengal</text:span></text:p>
                </table:table-cell>
                <table:table-cell table:style-name="C4" table:number-rows-spanned="2">
                  <text:p text:style-name="P0"><text:span text:style-name="T2">Intestinal Protozoa</text:span></text:p>
                </table:table-cell>
                <table:table-cell table:style-name="C0"/>
              </table:table-row>
              <table:table-row table:style-name="TBL_0_0_11_row_1">
                <table:table-cell table:style-name="C0"/>
                <table:covered-table-cell/>
                <table:table-cell table:style-name="C0"/>
                <table:table-cell table:style-name="C0"/>
                <table:table-cell table:style-name="C0"/>
                <table:table-cell table:style-name="C0"/>
                <table:covered-table-cell/>
                <table:covered-table-cell/>
                <table:table-cell table:style-name="C0"/>
              </table:table-row>
              <table:table-row table:style-name="TBL_0_0_11_row_2">
                <table:table-cell table:style-name="C0"/>
                <table:covered-table-cell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8">
          <table:table-cell table:style-name="C0"/>
          <table:table-cell table:style-name="C9" table:number-columns-spanned="10">
            <table:table is-subtable="true" table:name="TBL_0_0_12" table:style-name="TBL_0_0_12">
              <table:table-column table:style-name="TBL_0_0_12_col_0">
</table:table-column>
              <table:table-column table:style-name="TBL_0_0_12_col_1">
</table:table-column>
              <table:table-column table:style-name="TBL_0_0_12_col_2">
</table:table-column>
              <table:table-column table:style-name="TBL_0_0_12_col_3">
</table:table-column>
              <table:table-column table:style-name="TBL_0_0_12_col_4">
</table:table-column>
              <table:table-column table:style-name="TBL_0_0_12_col_5">
</table:table-column>
              <table:table-column table:style-name="TBL_0_0_12_col_6">
</table:table-column>
              <table:table-column table:style-name="TBL_0_0_12_col_7">
</table:table-column>
              <table:table-column table:style-name="TBL_0_0_12_col_8">
</table:table-column>
              <table:table-row table:style-name="TBL_0_0_12_row_0">
                <table:table-cell table:style-name="C4">
                  <text:p text:style-name="P0"><text:span text:style-name="T2">2</text:span></text:p>
                </table:table-cell>
                <table:table-cell table:style-name="C4">
                  <text:p text:style-name="P0"><text:span text:style-name="T2">Wind Storm</text:span></text:p>
                </table:table-cell>
                <table:table-cell table:style-name="C4">
                  <text:p text:style-name="P0"><text:span text:style-name="T2">1990</text:span></text:p>
                </table:table-cell>
                <table:table-cell table:style-name="C4">
                  <text:p text:style-name="P0"><text:span text:style-name="T2">957</text:span></text:p>
                </table:table-cell>
                <table:table-cell table:style-name="C4">
                  <text:p text:style-name="P0"><text:span text:style-name="T2">6500000</text:span></text:p>
                </table:table-cell>
                <table:table-cell table:style-name="C4">
                  <text:p text:style-name="P0"><text:span text:style-name="T2">590000</text:span></text:p>
                </table:table-cell>
                <table:table-cell table:style-name="C4" table:number-rows-spanned="2">
                  <text:p text:style-name="P0"><text:span text:style-name="T2">Guntur, Krishna,<text:line-break/>East and West<text:line-break/>Godavari,<text:line-break/>Visakhapatnam<text:line-break/>districts (Andhra<text:line-break/>Pradesh)</text:span></text:p>
                </table:table-cell>
                <table:table-cell table:style-name="C4">
                  <text:p text:style-name="P0"><text:span text:style-name="T2">Cyclone</text:span></text:p>
                </table:table-cell>
                <table:table-cell table:style-name="C0"/>
              </table:table-row>
              <table:table-row table:style-name="TBL_0_0_12_row_1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covered-table-cell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9">
          <table:table-cell table:style-name="C0"/>
          <table:table-cell table:style-name="C8" table:number-columns-spanned="10">
            <table:table is-subtable="true" table:name="TBL_0_0_13" table:style-name="TBL_0_0_13">
              <table:table-column table:style-name="TBL_0_0_13_col_0">
</table:table-column>
              <table:table-column table:style-name="TBL_0_0_13_col_1">
</table:table-column>
              <table:table-column table:style-name="TBL_0_0_13_col_2">
</table:table-column>
              <table:table-column table:style-name="TBL_0_0_13_col_3">
</table:table-column>
              <table:table-column table:style-name="TBL_0_0_13_col_4">
</table:table-column>
              <table:table-column table:style-name="TBL_0_0_13_col_5">
</table:table-column>
              <table:table-column table:style-name="TBL_0_0_13_col_6">
</table:table-column>
              <table:table-column table:style-name="TBL_0_0_13_col_7">
</table:table-column>
              <table:table-column table:style-name="TBL_0_0_13_col_8">
</table:table-column>
              <table:table-row table:style-name="TBL_0_0_13_row_0">
                <table:table-cell table:style-name="C4">
                  <text:p text:style-name="P0"><text:span text:style-name="T2">3</text:span></text:p>
                </table:table-cell>
                <table:table-cell table:style-name="C4">
                  <text:p text:style-name="P0"><text:span text:style-name="T2">Wind Storm</text:span></text:p>
                </table:table-cell>
                <table:table-cell table:style-name="C4">
                  <text:p text:style-name="P0"><text:span text:style-name="T2">1990</text:span></text:p>
                </table:table-cell>
                <table:table-cell table:style-name="C4">
                  <text:p text:style-name="P0"><text:span text:style-name="T2">250</text:span></text:p>
                </table:table-cell>
                <table:table-cell table:style-name="C4">
                  <text:p text:style-name="P0"><text:span text:style-name="T2">800000</text:span></text:p>
                </table:table-cell>
                <table:table-cell table:style-name="C4">
                  <text:p text:style-name="P0"><text:span text:style-name="T2">1500000</text:span></text:p>
                </table:table-cell>
                <table:table-cell table:style-name="C4" table:number-rows-spanned="2">
                  <text:p text:style-name="P0"><text:span text:style-name="T2">Ganjam district,<text:line-break/>Orissa)</text:span></text:p>
                </table:table-cell>
                <table:table-cell table:style-name="C4">
                  <text:p text:style-name="P0"><text:span text:style-name="T2">Typhoon</text:span></text:p>
                </table:table-cell>
                <table:table-cell table:style-name="C0"/>
              </table:table-row>
              <table:table-row table:style-name="TBL_0_0_13_row_1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covered-table-cell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0">
          <table:table-cell table:style-name="C0"/>
          <table:table-cell table:style-name="C9" table:number-columns-spanned="10">
            <table:table is-subtable="true" table:name="TBL_0_0_14" table:style-name="TBL_0_0_14">
              <table:table-column table:style-name="TBL_0_0_14_col_0">
</table:table-column>
              <table:table-column table:style-name="TBL_0_0_14_col_1">
</table:table-column>
              <table:table-column table:style-name="TBL_0_0_14_col_2">
</table:table-column>
              <table:table-column table:style-name="TBL_0_0_14_col_3">
</table:table-column>
              <table:table-column table:style-name="TBL_0_0_14_col_4">
</table:table-column>
              <table:table-column table:style-name="TBL_0_0_14_col_5">
</table:table-column>
              <table:table-column table:style-name="TBL_0_0_14_col_6">
</table:table-column>
              <table:table-column table:style-name="TBL_0_0_14_col_7">
</table:table-column>
              <table:table-column table:style-name="TBL_0_0_14_col_8">
</table:table-column>
              <table:table-row table:style-name="TBL_0_0_14_row_0">
                <table:table-cell table:style-name="C4">
                  <text:p text:style-name="P0"><text:span text:style-name="T2">4</text:span></text:p>
                </table:table-cell>
                <table:table-cell table:style-name="C4">
                  <text:p text:style-name="P0"><text:span text:style-name="T2">Flood</text:span></text:p>
                </table:table-cell>
                <table:table-cell table:style-name="C4">
                  <text:p text:style-name="P0"><text:span text:style-name="T2">1991</text:span></text:p>
                </table:table-cell>
                <table:table-cell table:style-name="C4">
                  <text:p text:style-name="P0"><text:span text:style-name="T2">59</text:span></text:p>
                </table:table-cell>
                <table:table-cell table:style-name="C4">
                  <text:p text:style-name="P0"><text:span text:style-name="T2">100000</text:span></text:p>
                </table:table-cell>
                <table:table-cell table:style-name="C4">
                  <text:p text:style-name="P0"><text:span text:style-name="T2">48000</text:span></text:p>
                </table:table-cell>
                <table:table-cell table:style-name="C4">
                  <text:p text:style-name="P0"><text:span text:style-name="T2">Bombay</text:span></text:p>
                </table:table-cell>
                <table:table-cell table:style-name="C4">
                  <text:p text:style-name="P0"><text:span text:style-name="T2">Flood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1">
          <table:table-cell table:style-name="C0"/>
          <table:table-cell table:style-name="C8" table:number-columns-spanned="10">
            <table:table is-subtable="true" table:name="TBL_0_0_15" table:style-name="TBL_0_0_15">
              <table:table-column table:style-name="TBL_0_0_15_col_0">
</table:table-column>
              <table:table-column table:style-name="TBL_0_0_15_col_1">
</table:table-column>
              <table:table-column table:style-name="TBL_0_0_15_col_2">
</table:table-column>
              <table:table-column table:style-name="TBL_0_0_15_col_3">
</table:table-column>
              <table:table-column table:style-name="TBL_0_0_15_col_4">
</table:table-column>
              <table:table-column table:style-name="TBL_0_0_15_col_5">
</table:table-column>
              <table:table-column table:style-name="TBL_0_0_15_col_6">
</table:table-column>
              <table:table-column table:style-name="TBL_0_0_15_col_7">
</table:table-column>
              <table:table-column table:style-name="TBL_0_0_15_col_8">
</table:table-column>
              <table:table-row table:style-name="TBL_0_0_15_row_0">
                <table:table-cell table:style-name="C4">
                  <text:p text:style-name="P0"><text:span text:style-name="T2">5</text:span></text:p>
                </table:table-cell>
                <table:table-cell table:style-name="C4">
                  <text:p text:style-name="P0"><text:span text:style-name="T2">Earthquake</text:span></text:p>
                </table:table-cell>
                <table:table-cell table:style-name="C4">
                  <text:p text:style-name="P0"><text:span text:style-name="T2">1991</text:span></text:p>
                </table:table-cell>
                <table:table-cell table:style-name="C4">
                  <text:p text:style-name="P0"><text:span text:style-name="T2">1500</text:span></text:p>
                </table:table-cell>
                <table:table-cell table:style-name="C4">
                  <text:p text:style-name="P0"><text:span text:style-name="T2">54323</text:span></text:p>
                </table:table-cell>
                <table:table-cell table:style-name="C4">
                  <text:p text:style-name="P0"><text:span text:style-name="T2">60000</text:span></text:p>
                </table:table-cell>
                <table:table-cell table:style-name="C4" table:number-rows-spanned="2">
                  <text:p text:style-name="P0"><text:span text:style-name="T2">Harsil (near<text:line-break/>Gangotri,<text:line-break/>Uttarkashi's<text:line-break/>Bhagirathi valley,<text:line-break/>Uttar Pradesh</text:span></text:p>
                </table:table-cell>
                <table:table-cell table:style-name="C4">
                  <text:p text:style-name="P0"><text:span text:style-name="T2">Earthquake</text:span></text:p>
                </table:table-cell>
                <table:table-cell table:style-name="C0"/>
              </table:table-row>
              <table:table-row table:style-name="TBL_0_0_15_row_1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covered-table-cell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2">
          <table:table-cell table:style-name="C0"/>
          <table:table-cell table:style-name="C9" table:number-columns-spanned="10">
            <table:table is-subtable="true" table:name="TBL_0_0_16" table:style-name="TBL_0_0_16">
              <table:table-column table:style-name="TBL_0_0_16_col_0">
</table:table-column>
              <table:table-column table:style-name="TBL_0_0_16_col_1">
</table:table-column>
              <table:table-column table:style-name="TBL_0_0_16_col_2">
</table:table-column>
              <table:table-column table:style-name="TBL_0_0_16_col_3">
</table:table-column>
              <table:table-column table:style-name="TBL_0_0_16_col_4">
</table:table-column>
              <table:table-column table:style-name="TBL_0_0_16_col_5">
</table:table-column>
              <table:table-column table:style-name="TBL_0_0_16_col_6">
</table:table-column>
              <table:table-column table:style-name="TBL_0_0_16_col_7">
</table:table-column>
              <table:table-column table:style-name="TBL_0_0_16_col_8">
</table:table-column>
              <table:table-row table:style-name="TBL_0_0_16_row_0">
                <table:table-cell table:style-name="C4">
                  <text:p text:style-name="P0"><text:span text:style-name="T2">6</text:span></text:p>
                </table:table-cell>
                <table:table-cell table:style-name="C4">
                  <text:p text:style-name="P0"><text:span text:style-name="T2">Flood</text:span></text:p>
                </table:table-cell>
                <table:table-cell table:style-name="C4">
                  <text:p text:style-name="P0"><text:span text:style-name="T2">1992</text:span></text:p>
                </table:table-cell>
                <table:table-cell table:style-name="C4">
                  <text:p text:style-name="P0"><text:span text:style-name="T2">500</text:span></text:p>
                </table:table-cell>
                <table:table-cell table:style-name="C4">
                  <text:p text:style-name="P0"><text:span text:style-name="T2">70000</text:span></text:p>
                </table:table-cell>
                <table:table-cell table:style-name="C4">
                  <text:p text:style-name="P0"><text:span text:style-name="T2">57850</text:span></text:p>
                </table:table-cell>
                <table:table-cell table:style-name="C4" table:number-rows-spanned="2">
                  <text:p text:style-name="P0"><text:span text:style-name="T2">Uttar Pradesh,<text:line-break/>Jammu &amp; Kashmir<text:line-break/>provinces</text:span></text:p>
                </table:table-cell>
                <table:table-cell table:style-name="C4">
                  <text:p text:style-name="P0"><text:span text:style-name="T2">Flood</text:span></text:p>
                </table:table-cell>
                <table:table-cell table:style-name="C0"/>
              </table:table-row>
              <table:table-row table:style-name="TBL_0_0_16_row_1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covered-table-cell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3">
          <table:table-cell table:style-name="C0"/>
          <table:table-cell table:style-name="C8" table:number-columns-spanned="10">
            <table:table is-subtable="true" table:name="TBL_0_0_17" table:style-name="TBL_0_0_17">
              <table:table-column table:style-name="TBL_0_0_17_col_0">
</table:table-column>
              <table:table-column table:style-name="TBL_0_0_17_col_1">
</table:table-column>
              <table:table-column table:style-name="TBL_0_0_17_col_2">
</table:table-column>
              <table:table-column table:style-name="TBL_0_0_17_col_3">
</table:table-column>
              <table:table-column table:style-name="TBL_0_0_17_col_4">
</table:table-column>
              <table:table-column table:style-name="TBL_0_0_17_col_5">
</table:table-column>
              <table:table-column table:style-name="TBL_0_0_17_col_6">
</table:table-column>
              <table:table-column table:style-name="TBL_0_0_17_col_7">
</table:table-column>
              <table:table-column table:style-name="TBL_0_0_17_col_8">
</table:table-column>
              <table:table-row table:style-name="TBL_0_0_17_row_0">
                <table:table-cell table:style-name="C4">
                  <text:p text:style-name="P0"><text:span text:style-name="T2">7</text:span></text:p>
                </table:table-cell>
                <table:table-cell table:style-name="C4">
                  <text:p text:style-name="P0"><text:span text:style-name="T2">Flood</text:span></text:p>
                </table:table-cell>
                <table:table-cell table:style-name="C4">
                  <text:p text:style-name="P0"><text:span text:style-name="T2">1992</text:span></text:p>
                </table:table-cell>
                <table:table-cell table:style-name="C4">
                  <text:p text:style-name="P0"><text:span text:style-name="T2">51</text:span></text:p>
                </table:table-cell>
                <table:table-cell table:style-name="C4">
                  <text:p text:style-name="P0"><text:span text:style-name="T2">500</text:span></text:p>
                </table:table-cell>
                <table:table-cell table:style-name="C4">
                  <text:p text:style-name="P0"><text:span text:style-name="T2">182100</text:span></text:p>
                </table:table-cell>
                <table:table-cell table:style-name="C4" table:number-rows-spanned="2">
                  <text:p text:style-name="P0"><text:span text:style-name="T2">Vamanapuram,<text:line-break/>Amravilla<text:line-break/>(Trivadrum<text:line-break/>district, Kerala<text:line-break/>state)</text:span></text:p>
                </table:table-cell>
                <table:table-cell table:style-name="C4">
                  <text:p text:style-name="P0"><text:span text:style-name="T2">Flood</text:span></text:p>
                </table:table-cell>
                <table:table-cell table:style-name="C0"/>
              </table:table-row>
              <table:table-row table:style-name="TBL_0_0_17_row_1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covered-table-cell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4">
          <table:table-cell table:style-name="C0"/>
          <table:table-cell table:style-name="C9" table:number-columns-spanned="10">
            <table:table is-subtable="true" table:name="TBL_0_0_18" table:style-name="TBL_0_0_18">
              <table:table-column table:style-name="TBL_0_0_18_col_0">
</table:table-column>
              <table:table-column table:style-name="TBL_0_0_18_col_1">
</table:table-column>
              <table:table-column table:style-name="TBL_0_0_18_col_2">
</table:table-column>
              <table:table-column table:style-name="TBL_0_0_18_col_3">
</table:table-column>
              <table:table-column table:style-name="TBL_0_0_18_col_4">
</table:table-column>
              <table:table-column table:style-name="TBL_0_0_18_col_5">
</table:table-column>
              <table:table-column table:style-name="TBL_0_0_18_col_6">
</table:table-column>
              <table:table-column table:style-name="TBL_0_0_18_col_7">
</table:table-column>
              <table:table-column table:style-name="TBL_0_0_18_col_8">
</table:table-column>
              <table:table-row table:style-name="TBL_0_0_18_row_0">
                <table:table-cell table:style-name="C4">
                  <text:p text:style-name="P0"><text:span text:style-name="T2">8</text:span></text:p>
                </table:table-cell>
                <table:table-cell table:style-name="C4">
                  <text:p text:style-name="P0"><text:span text:style-name="T2">Flood</text:span></text:p>
                </table:table-cell>
                <table:table-cell table:style-name="C4">
                  <text:p text:style-name="P0"><text:span text:style-name="T2">1992</text:span></text:p>
                </table:table-cell>
                <table:table-cell table:style-name="C4">
                  <text:p text:style-name="P0"><text:span text:style-name="T2">282</text:span></text:p>
                </table:table-cell>
                <table:table-cell table:style-name="C4">
                  <text:p text:style-name="P0"><text:span text:style-name="T2">411310</text:span></text:p>
                </table:table-cell>
                <table:table-cell table:style-name="C4">
                  <text:p text:style-name="P0"><text:span text:style-name="T2">0</text:span></text:p>
                </table:table-cell>
                <table:table-cell table:style-name="C4">
                  <text:p text:style-name="P0"/>
                </table:table-cell>
                <table:table-cell table:style-name="C4">
                  <text:p text:style-name="P0"><text:span text:style-name="T2">Flood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number-columns-spanned="10">
            <text:p><draw:line text:anchor-type="paragraph" draw:style-name="G1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10" table:number-columns-spanned="10">
            <table:table is-subtable="true" table:name="TBL_0_0_20" table:style-name="TBL_0_0_20">
              <table:table-column table:style-name="TBL_0_0_20_col_0">
</table:table-column>
              <table:table-column table:style-name="TBL_0_0_20_col_1">
</table:table-column>
              <table:table-column table:style-name="TBL_0_0_20_col_2">
</table:table-column>
              <table:table-column table:style-name="TBL_0_0_20_col_3">
</table:table-column>
              <table:table-column table:style-name="TBL_0_0_20_col_4">
</table:table-column>
              <table:table-column table:style-name="TBL_0_0_20_col_5">
</table:table-column>
              <table:table-row table:style-name="TBL_0_0_20_row_0">
                <table:table-cell table:style-name="C0"/>
                <table:table-cell table:style-name="C0"/>
                <table:table-cell table:style-name="C0"/>
                <table:table-cell table:style-name="C11" table:number-rows-spanned="2">
                  <text:p text:style-name="P2"><text:span text:style-name="T3">Page 1 of</text:span></text:p>
                </table:table-cell>
                <table:table-cell table:style-name="C12" table:number-rows-spanned="2">
                  <text:p text:style-name="P3"><text:span text:style-name="T3"> 2</text:span></text:p>
                </table:table-cell>
                <table:table-cell table:style-name="C0"/>
              </table:table-row>
              <table:table-row table:style-name="TBL_0_0_20_row_1">
                <table:table-cell table:style-name="C0"/>
                <table:table-cell table:style-name="C12" table:number-rows-spanned="2">
                  <text:p text:style-name="P3"><text:span text:style-name="T3">Friday 16 December 2022</text:span></text:p>
                </table:table-cell>
                <table:table-cell table:style-name="C0"/>
                <table:covered-table-cell/>
                <table:covered-table-cell/>
                <table:table-cell table:style-name="C0"/>
              </table:table-row>
              <table:table-row table:style-name="TBL_0_0_20_row_2">
                <table:table-cell table:style-name="C0"/>
                <table:covered-table-cell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column table:style-name="TBL_0_1_col_7">
</table:table-column>
        <table:table-column table:style-name="TBL_0_1_col_8">
</table:table-column>
        <table:table-column table:style-name="TBL_0_1_col_9">
</table:table-column>
        <table:table-column table:style-name="TBL_0_1_col_10">
</table:table-column>
        <table:table-row table:style-name="TBL_0_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">
          <table:table-cell table:style-name="C0"/>
          <table:table-cell table:style-name="C7">
            <text:p text:style-name="P0"><text:bookmark text:name="JR_PAGE_ANCHOR_0_2"/><text:span text:style-name="T2">Rank</text:span></text:p>
          </table:table-cell>
          <table:table-cell table:style-name="C7">
            <text:p text:style-name="P0"><text:span text:style-name="T2">Name</text:span></text:p>
          </table:table-cell>
          <table:table-cell table:style-name="C7">
            <text:p text:style-name="P0"><text:span text:style-name="T2">Year</text:span></text:p>
          </table:table-cell>
          <table:table-cell table:style-name="C7">
            <text:p text:style-name="P0"><text:span text:style-name="T2">Death</text:span></text:p>
          </table:table-cell>
          <table:table-cell table:style-name="C7">
            <text:p text:style-name="P0"><text:span text:style-name="T2">Affected</text:span></text:p>
          </table:table-cell>
          <table:table-cell table:style-name="C7">
            <text:p text:style-name="P0"><text:span text:style-name="T2">Damages</text:span></text:p>
          </table:table-cell>
          <table:table-cell table:style-name="C7">
            <text:p text:style-name="P0"><text:span text:style-name="T2">Location</text:span></text:p>
          </table:table-cell>
          <table:table-cell table:style-name="C7">
            <text:p text:style-name="P0"><text:span text:style-name="T2">Cause</text:span></text:p>
          </table:table-cell>
          <table:table-cell table:style-name="C0"/>
          <table:table-cell table:style-name="C0"/>
        </table:table-row>
        <table:table-row table:style-name="TBL_0_1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">
          <table:table-cell table:style-name="C0"/>
          <table:table-cell table:style-name="C8" table:number-columns-spanned="9">
            <table:table is-subtable="true" table:name="TBL_0_1_8" table:style-name="TBL_0_1_8">
              <table:table-column table:style-name="TBL_0_1_8_col_0">
</table:table-column>
              <table:table-column table:style-name="TBL_0_1_8_col_1">
</table:table-column>
              <table:table-column table:style-name="TBL_0_1_8_col_2">
</table:table-column>
              <table:table-column table:style-name="TBL_0_1_8_col_3">
</table:table-column>
              <table:table-column table:style-name="TBL_0_1_8_col_4">
</table:table-column>
              <table:table-column table:style-name="TBL_0_1_8_col_5">
</table:table-column>
              <table:table-column table:style-name="TBL_0_1_8_col_6">
</table:table-column>
              <table:table-column table:style-name="TBL_0_1_8_col_7">
</table:table-column>
              <table:table-column table:style-name="TBL_0_1_8_col_8">
</table:table-column>
              <table:table-row table:style-name="TBL_0_1_8_row_0">
                <table:table-cell table:style-name="C4">
                  <text:p text:style-name="P0"><text:span text:style-name="T2">9</text:span></text:p>
                </table:table-cell>
                <table:table-cell table:style-name="C4">
                  <text:p text:style-name="P0"><text:span text:style-name="T2">Earthquake</text:span></text:p>
                </table:table-cell>
                <table:table-cell table:style-name="C4">
                  <text:p text:style-name="P0"><text:span text:style-name="T2">1993</text:span></text:p>
                </table:table-cell>
                <table:table-cell table:style-name="C4">
                  <text:p text:style-name="P0"><text:span text:style-name="T2">9782</text:span></text:p>
                </table:table-cell>
                <table:table-cell table:style-name="C4">
                  <text:p text:style-name="P0"><text:span text:style-name="T2">195566</text:span></text:p>
                </table:table-cell>
                <table:table-cell table:style-name="C4">
                  <text:p text:style-name="P0"><text:span text:style-name="T2">1300000</text:span></text:p>
                </table:table-cell>
                <table:table-cell table:style-name="C4" table:number-rows-spanned="2">
                  <text:p text:style-name="P0"><text:span text:style-name="T2">Killari, Haegoan,<text:line-break/>Sostour, Holi<text:line-break/>(Latur and<text:line-break/>Osmanabad<text:line-break/>districts,<text:line-break/>Maharastra state)</text:span></text:p>
                </table:table-cell>
                <table:table-cell table:style-name="C4">
                  <text:p text:style-name="P0"><text:span text:style-name="T2">Earthquake</text:span></text:p>
                </table:table-cell>
                <table:table-cell table:style-name="C0"/>
              </table:table-row>
              <table:table-row table:style-name="TBL_0_1_8_row_1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covered-table-cell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4">
          <table:table-cell table:style-name="C0"/>
          <table:table-cell table:style-name="C9" table:number-columns-spanned="9">
            <table:table is-subtable="true" table:name="TBL_0_1_9" table:style-name="TBL_0_1_9">
              <table:table-column table:style-name="TBL_0_1_9_col_0">
</table:table-column>
              <table:table-column table:style-name="TBL_0_1_9_col_1">
</table:table-column>
              <table:table-column table:style-name="TBL_0_1_9_col_2">
</table:table-column>
              <table:table-column table:style-name="TBL_0_1_9_col_3">
</table:table-column>
              <table:table-column table:style-name="TBL_0_1_9_col_4">
</table:table-column>
              <table:table-column table:style-name="TBL_0_1_9_col_5">
</table:table-column>
              <table:table-column table:style-name="TBL_0_1_9_col_6">
</table:table-column>
              <table:table-column table:style-name="TBL_0_1_9_col_7">
</table:table-column>
              <table:table-column table:style-name="TBL_0_1_9_col_8">
</table:table-column>
              <table:table-row table:style-name="TBL_0_1_9_row_0">
                <table:table-cell table:style-name="C4">
                  <text:p text:style-name="P0"><text:span text:style-name="T2">10</text:span></text:p>
                </table:table-cell>
                <table:table-cell table:style-name="C4">
                  <text:p text:style-name="P0"><text:span text:style-name="T2">Wind Storm</text:span></text:p>
                </table:table-cell>
                <table:table-cell table:style-name="C4">
                  <text:p text:style-name="P0"><text:span text:style-name="T2">1993</text:span></text:p>
                </table:table-cell>
                <table:table-cell table:style-name="C4">
                  <text:p text:style-name="P0"><text:span text:style-name="T2">61</text:span></text:p>
                </table:table-cell>
                <table:table-cell table:style-name="C4">
                  <text:p text:style-name="P0"><text:span text:style-name="T2">72000</text:span></text:p>
                </table:table-cell>
                <table:table-cell table:style-name="C4">
                  <text:p text:style-name="P0"><text:span text:style-name="T2">100000</text:span></text:p>
                </table:table-cell>
                <table:table-cell table:style-name="C4" table:number-rows-spanned="2">
                  <text:p text:style-name="P0"><text:span text:style-name="T2">Tamil Nadu,<text:line-break/>Karaikal region<text:line-break/>(Pondicherry)</text:span></text:p>
                </table:table-cell>
                <table:table-cell table:style-name="C4">
                  <text:p text:style-name="P0"><text:span text:style-name="T2">Cyclone</text:span></text:p>
                </table:table-cell>
                <table:table-cell table:style-name="C0"/>
              </table:table-row>
              <table:table-row table:style-name="TBL_0_1_9_row_1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covered-table-cell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5">
          <table:table-cell table:style-name="C0"/>
          <table:table-cell table:style-name="C8" table:number-columns-spanned="9">
            <table:table is-subtable="true" table:name="TBL_0_1_10" table:style-name="TBL_0_1_10">
              <table:table-column table:style-name="TBL_0_1_10_col_0">
</table:table-column>
              <table:table-column table:style-name="TBL_0_1_10_col_1">
</table:table-column>
              <table:table-column table:style-name="TBL_0_1_10_col_2">
</table:table-column>
              <table:table-column table:style-name="TBL_0_1_10_col_3">
</table:table-column>
              <table:table-column table:style-name="TBL_0_1_10_col_4">
</table:table-column>
              <table:table-column table:style-name="TBL_0_1_10_col_5">
</table:table-column>
              <table:table-column table:style-name="TBL_0_1_10_col_6">
</table:table-column>
              <table:table-column table:style-name="TBL_0_1_10_col_7">
</table:table-column>
              <table:table-column table:style-name="TBL_0_1_10_col_8">
</table:table-column>
              <table:table-row table:style-name="TBL_0_1_10_row_0">
                <table:table-cell table:style-name="C4">
                  <text:p text:style-name="P0"><text:span text:style-name="T2">11</text:span></text:p>
                </table:table-cell>
                <table:table-cell table:style-name="C4">
                  <text:p text:style-name="P0"><text:span text:style-name="T2">Landslide</text:span></text:p>
                </table:table-cell>
                <table:table-cell table:style-name="C4">
                  <text:p text:style-name="P0"><text:span text:style-name="T2">1995</text:span></text:p>
                </table:table-cell>
                <table:table-cell table:style-name="C4">
                  <text:p text:style-name="P0"><text:span text:style-name="T2">400</text:span></text:p>
                </table:table-cell>
                <table:table-cell table:style-name="C4">
                  <text:p text:style-name="P0"><text:span text:style-name="T2">1100000</text:span></text:p>
                </table:table-cell>
                <table:table-cell table:style-name="C4">
                  <text:p text:style-name="P0"><text:span text:style-name="T2">4500</text:span></text:p>
                </table:table-cell>
                <table:table-cell table:style-name="C4" table:number-rows-spanned="2">
                  <text:p text:style-name="P0"><text:span text:style-name="T2">Kulla (Himachal<text:line-break/>Pradesh)</text:span></text:p>
                </table:table-cell>
                <table:table-cell table:style-name="C4">
                  <text:p text:style-name="P0"><text:span text:style-name="T2">Landslide</text:span></text:p>
                </table:table-cell>
                <table:table-cell table:style-name="C0"/>
              </table:table-row>
              <table:table-row table:style-name="TBL_0_1_10_row_1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covered-table-cell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6">
          <table:table-cell table:style-name="C0"/>
          <table:table-cell table:style-name="C9" table:number-columns-spanned="9">
            <table:table is-subtable="true" table:name="TBL_0_1_11" table:style-name="TBL_0_1_11">
              <table:table-column table:style-name="TBL_0_1_11_col_0">
</table:table-column>
              <table:table-column table:style-name="TBL_0_1_11_col_1">
</table:table-column>
              <table:table-column table:style-name="TBL_0_1_11_col_2">
</table:table-column>
              <table:table-column table:style-name="TBL_0_1_11_col_3">
</table:table-column>
              <table:table-column table:style-name="TBL_0_1_11_col_4">
</table:table-column>
              <table:table-column table:style-name="TBL_0_1_11_col_5">
</table:table-column>
              <table:table-column table:style-name="TBL_0_1_11_col_6">
</table:table-column>
              <table:table-column table:style-name="TBL_0_1_11_col_7">
</table:table-column>
              <table:table-column table:style-name="TBL_0_1_11_col_8">
</table:table-column>
              <table:table-row table:style-name="TBL_0_1_11_row_0">
                <table:table-cell table:style-name="C4">
                  <text:p text:style-name="P0"><text:span text:style-name="T2">12</text:span></text:p>
                </table:table-cell>
                <table:table-cell table:style-name="C4">
                  <text:p text:style-name="P0"><text:span text:style-name="T2">wind storm</text:span></text:p>
                </table:table-cell>
                <table:table-cell table:style-name="C4">
                  <text:p text:style-name="P0"><text:span text:style-name="T2">1996</text:span></text:p>
                </table:table-cell>
                <table:table-cell table:style-name="C4">
                  <text:p text:style-name="P0"><text:span text:style-name="T2">708</text:span></text:p>
                </table:table-cell>
                <table:table-cell table:style-name="C4">
                  <text:p text:style-name="P0"><text:span text:style-name="T2">7000000</text:span></text:p>
                </table:table-cell>
                <table:table-cell table:style-name="C4">
                  <text:p text:style-name="P0"><text:span text:style-name="T2">1500300</text:span></text:p>
                </table:table-cell>
                <table:table-cell table:style-name="C4" table:number-rows-spanned="2">
                  <text:p text:style-name="P0"><text:span text:style-name="T2">East and West<text:line-break/>Godavari,<text:line-break/>Kakinada (Andhra<text:line-break/>Pradesh state)</text:span></text:p>
                </table:table-cell>
                <table:table-cell table:style-name="C4">
                  <text:p text:style-name="P0"><text:span text:style-name="T2">Cyclone</text:span></text:p>
                </table:table-cell>
                <table:table-cell table:style-name="C0"/>
              </table:table-row>
              <table:table-row table:style-name="TBL_0_1_11_row_1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covered-table-cell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8">
          <table:table-cell table:style-name="C0"/>
          <table:table-cell table:number-columns-spanned="9">
            <text:p><draw:line text:anchor-type="paragraph" draw:style-name="G2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0">
          <table:table-cell table:style-name="C0"/>
          <table:table-cell table:style-name="C10" table:number-columns-spanned="9">
            <table:table is-subtable="true" table:name="TBL_0_1_13" table:style-name="TBL_0_1_13">
              <table:table-column table:style-name="TBL_0_1_13_col_0">
</table:table-column>
              <table:table-column table:style-name="TBL_0_1_13_col_1">
</table:table-column>
              <table:table-column table:style-name="TBL_0_1_13_col_2">
</table:table-column>
              <table:table-column table:style-name="TBL_0_1_13_col_3">
</table:table-column>
              <table:table-column table:style-name="TBL_0_1_13_col_4">
</table:table-column>
              <table:table-column table:style-name="TBL_0_1_13_col_5">
</table:table-column>
              <table:table-row table:style-name="TBL_0_1_13_row_0">
                <table:table-cell table:style-name="C0"/>
                <table:table-cell table:style-name="C0"/>
                <table:table-cell table:style-name="C0"/>
                <table:table-cell table:style-name="C11" table:number-rows-spanned="2">
                  <text:p text:style-name="P2"><text:span text:style-name="T3">Page 2 of</text:span></text:p>
                </table:table-cell>
                <table:table-cell table:style-name="C12" table:number-rows-spanned="2">
                  <text:p text:style-name="P3"><text:span text:style-name="T3"> 2</text:span></text:p>
                </table:table-cell>
                <table:table-cell table:style-name="C0"/>
              </table:table-row>
              <table:table-row table:style-name="TBL_0_1_13_row_1">
                <table:table-cell table:style-name="C0"/>
                <table:table-cell table:style-name="C12" table:number-rows-spanned="2">
                  <text:p text:style-name="P3"><text:span text:style-name="T3">Friday 16 December 2022</text:span></text:p>
                </table:table-cell>
                <table:table-cell table:style-name="C0"/>
                <table:covered-table-cell/>
                <table:covered-table-cell/>
                <table:table-cell table:style-name="C0"/>
              </table:table-row>
              <table:table-row table:style-name="TBL_0_1_13_row_2">
                <table:table-cell table:style-name="C0"/>
                <table:covered-table-cell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